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MockingExperimentTest.verify_no_more_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o.staticMethod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ockingExperimentTest.verify_static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taticMockingExperimentTest.do_answer_stubbing_static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aticMockingExperimentTest.stubbing_static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aticMockingExperimentTest.verification_failure_static_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icMockingExperimentTest.verifying_n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taticMockingExperimentTest.stubbing_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taticMockingExperiment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ockingExperimentTes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